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4f7ee" officeooo:paragraph-rsid="0004f7ee"/>
    </style:style>
    <style:style style:name="P2" style:family="paragraph" style:parent-style-name="Standard">
      <style:text-properties officeooo:rsid="0007c047" officeooo:paragraph-rsid="0007c047"/>
    </style:style>
    <style:style style:name="P3" style:family="paragraph" style:parent-style-name="Standard">
      <style:text-properties officeooo:rsid="0004f7ee" officeooo:paragraph-rsid="0004f7ee"/>
    </style:style>
    <style:style style:name="T1" style:family="text">
      <style:text-properties officeooo:rsid="00036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命令行下维护数据库</text:p>
      <text:p text:style-name="Standard">jquery<text:span text:style-name="T1">ui文件</text:span></text:p>
      <text:p text:style-name="P1"><text:span text:style-name="T1">下载最新版本的skpye for ubuntu</text:span>13.10</text:p>
      <text:p text:style-name="P1">phpstorm的编码格式</text:p>
      <text:p text:style-name="P1">controller -&gt; view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US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5:32:55.732671593</meta:creation-date>
    <dc:date>2013-12-17T18:50:49.798161530</dc:date>
    <meta:editing-duration>PT2H21M26S</meta:editing-duration>
    <meta:editing-cycles>6</meta:editing-cycles>
    <meta:generator>LibreOffice/4.1.3.2$Linux_X86_64 LibreOffice_project/410m0$Build-2</meta:generator>
    <meta:document-statistic meta:table-count="0" meta:image-count="0" meta:object-count="0" meta:page-count="1" meta:paragraph-count="5" meta:word-count="31" meta:character-count="78" meta:non-whitespace-character-count="74"/>
  </office:meta>
</office:document-meta>
</file>